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7.7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table:number-columns-spanned="3" table:number-rows-spanned="1">
            <text:p>google.maps.IconSequence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 table:number-columns-spanned="3" table:number-rows-spanned="1">
            <text:p>Describes how icons are to be rendered on a line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number-columns-repeated="2"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office:value-type="string">
            <text:p>icon </text:p>
          </table:table-cell>
          <table:table-cell office:value-type="string">
            <text:p><text:a xlink:href="../Symbol%20object.ods">Symbol</text:a> </text:p>
          </table:table-cell>
          <table:table-cell office:value-type="string">
            <text:p>The icon to render on the line.</text:p>
          </table:table-cell>
        </table:table-row>
        <table:table-row table:style-name="ro5">
          <table:table-cell office:value-type="string">
            <text:p>offset </text:p>
          </table:table-cell>
          <table:table-cell office:value-type="string">
            <text:p>string </text:p>
          </table:table-cell>
          <table:table-cell office:value-type="string">
            <text:p>The distance from the start of the line at which an icon is to be rendered. This distance may be expressed as a percentage of line's length (e.g. '50%') or in pixels (e.g. '50px'). Defaults to '100%'.</text:p>
          </table:table-cell>
        </table:table-row>
        <table:table-row table:style-name="ro5">
          <table:table-cell office:value-type="string">
            <text:p>repeat </text:p>
          </table:table-cell>
          <table:table-cell office:value-type="string">
            <text:p>string </text:p>
          </table:table-cell>
          <table:table-cell office:value-type="string">
            <text:p>The distance between consecutive icons on the line. This distance may be expressed as a percentage of the line's length (e.g. '50%') or in pixels (e.g. '50px'). To disable repeating of the icon, specify '0'. Defaults to '0'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6:10:43.54</meta:creation-date>
    <dc:date>2012-08-15T16:24:23.82</dc:date>
    <meta:editing-duration>PT9M41S</meta:editing-duration>
    <meta:editing-cycles>2</meta:editing-cycles>
    <meta:generator>LibreOffice/3.5$Windows_x86 LibreOffice_project/165a79a-7059095-e13bb37-fef39a4-9503d18</meta:generator>
    <meta:document-statistic meta:table-count="3" meta:cell-count="15" meta:object-count="0"/>
  </office:meta>
</office:document-meta>
</file>